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 style:list-style-name="WW8Num3">
      <style:text-properties fo:language="en" fo:country="GB"/>
    </style:style>
    <style:style style:name="P3" style:family="paragraph" style:parent-style-name="Standard" style:list-style-name="WW8Num3">
      <style:paragraph-properties fo:line-height="200%"/>
      <style:text-properties fo:language="en" fo:country="GB"/>
    </style:style>
    <style:style style:name="P4" style:family="paragraph" style:parent-style-name="Standard" style:list-style-name="WW8Num3">
      <style:paragraph-properties fo:line-height="200%"/>
    </style:style>
    <style:style style:name="P5" style:family="paragraph" style:parent-style-name="Standard">
      <style:paragraph-properties fo:margin-left="0.635cm" fo:margin-right="0cm" fo:line-height="200%" fo:text-indent="0cm" style:auto-text-indent="false"/>
    </style:style>
    <style:style style:name="P6" style:family="paragraph" style:parent-style-name="Standard" style:master-page-name="Standard">
      <style:paragraph-properties style:page-number="auto"/>
      <style:text-properties fo:language="en" fo:country="G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msetzung</text:p>
      <text:p text:style-name="P1">AW0 -&gt; AW4</text:p>
      <text:p text:style-name="P1">EW0 -&gt; EW0</text:p>
      <text:p text:style-name="P1">AW1 -&gt; AW6</text:p>
      <text:p text:style-name="P1">EW1 -&gt; EW2</text:p>
      <text:p text:style-name="P1">AW3 -&gt; PEW 304</text:p>
      <text:p text:style-name="P1">AW4 -&gt; PEW 306</text:p>
      <text:p text:style-name="P1"/>
      <text:list xml:id="list31462093" text:style-name="WW8Num3">
        <text:list-item>
          <text:p text:style-name="P2">Simulator aufrufen</text:p>
        </text:list-item>
        <text:list-item>
          <text:p text:style-name="P3">S7 Manager – “Simatic 300(1)” -&gt; “Hardware” anklicken</text:p>
        </text:list-item>
        <text:list-item>
          <text:p text:style-name="P4">Button “Laden” bzw. Menü “Zielsystem” / “Laden”</text:p>
        </text:list-item>
      </text:list>
      <text:p text:style-name="P5">Dann landet alles im Simulator</text:p>
      <text:p text:style-name="P5">NUR WENN der Simulator geschlossen ist, kann man echte Hardware laden</text:p>
      <text:p text:style-name="P5">UND:</text:p>
      <text:p text:style-name="P5">Man muss EINMAL die Hardware laden, aber immer noch mal das Programm laden</text:p>
      <text:p text:style-name="P5">d.h. zweimal laden</text:p>
      <text:p text:style-name="P5">oder über Button wird hardware + programm geladen</text:p>
      <text:p text:style-name="P5">ENTWEDER</text:p>
      <text:p text:style-name="P5">Auf „Bausteine“ gehen und dann Button „Laden“ drücken oder „Zielsystem“ / „ Laden“</text:p>
      <text:p text:style-name="P5">== NUR Programm wird geladen</text:p>
      <text:p text:style-name="P5">ODER</text:p>
      <text:p text:style-name="P5">Auf „Simatic 300(1) gehen und und dann Button „Laden“ drücken oder „Zielsystem“ / „ Laden“ == Hardware UND Programm wird geladen</text:p>
      <text:p text:style-name="P5">**** Enable Eingang offenlassen = immer enabled ( z.B. bei Wort-Funktionen)</text:p>
      <text:p text:style-name="P5">Bandmodell muss über Schalter angemacht werden !!!!!!!!!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or</meta:initial-creator>
    <meta:creation-date>2005-10-24T14:41:00</meta:creation-date>
    <dc:creator>labor</dc:creator>
    <dc:date>2005-10-24T16:33:00</dc:date>
    <meta:editing-cycles>8</meta:editing-cycles>
    <meta:document-statistic meta:table-count="0" meta:image-count="0" meta:object-count="0" meta:page-count="1" meta:paragraph-count="23" meta:word-count="141" meta:character-count="830" meta:non-whitespace-character-count="715"/>
    <meta:generator>LibreOffice/3.6$Windows_x86 LibreOffice_project/e183d5b-f8ccaf6-3804794-95b4be8-895629</meta:generator>
    <meta:user-defined meta:name="Info 1"/>
    <meta:user-defined meta:name="Info 2"/>
    <meta:user-defined meta:name="Info 3"/>
    <meta:user-defined meta:name="Info 4"/>
  </office:meta>
</office:document-meta>
</file>